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551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number-columns-repeated="8" table:default-cell-style-name="ce4"/>
        <table:table-row table:style-name="ro1">
          <table:table-cell table:style-name="ce1" office:value-type="string" calcext:value-type="string">
            <text:p>Testfä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Zimmer nicht angeleg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unde nicht angeleg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Zimmer nicht verfüg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ienstl. nicht angeleg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ine Zimmerbuchung an gleichem Datum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samtpreis akzeptier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Zimmerbuchung mögli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Zimmerbuchung nicht möglic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ienstl.-Buchung zu Zimmerbuchung möglich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enstl.-Buchung nicht möglich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chung durchführe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chung nicht durchführe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5">00.00.0000</text:date>, <text:time style:data-style-name="N2" text:time-value="18:42:05.48120925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2:51:38.571840878</meta:creation-date>
    <dc:date>2014-07-05T18:42:12.568941362</dc:date>
    <meta:editing-duration>PT46M51S</meta:editing-duration>
    <meta:editing-cycles>5</meta:editing-cycles>
    <meta:generator>LibreOffice/4.2.5.2$Linux_X86_64 LibreOffice_project/420m0$Build-2</meta:generator>
    <meta:document-statistic meta:table-count="1" meta:cell-count="117" meta:object-count="0"/>
  </office:meta>
</office:document-meta>
</file>